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16">
      <style:text-properties fo:font-weight="normal" style:font-weight-asian="normal" style:font-weight-complex="normal"/>
    </style:style>
    <style:style style:name="P49" style:family="paragraph" style:parent-style-name="Text_20_body" style:list-style-name="L24">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11" style:master-page-name="">
      <style:paragraph-properties fo:margin-top="0cm" fo:margin-bottom="0cm" style:page-number="auto"/>
    </style:style>
    <style:style style:name="P71" style:family="paragraph" style:parent-style-name="Text_20_body" style:list-style-name="L18" style:master-page-name="">
      <style:paragraph-properties fo:margin-top="0cm" fo:margin-bottom="0cm" style:page-number="auto"/>
    </style:style>
    <style:style style:name="P72" style:family="paragraph" style:parent-style-name="Text_20_body" style:list-style-name="L20" style:master-page-name="">
      <style:paragraph-properties fo:margin-top="0cm" fo:margin-bottom="0cm" style:page-number="auto"/>
    </style:style>
    <style:style style:name="P73" style:family="paragraph" style:parent-style-name="Text_20_body" style:list-style-name="L11">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18">
      <style:paragraph-properties fo:margin-top="0cm" fo:margin-bottom="0cm"/>
    </style:style>
    <style:style style:name="P76" style:family="paragraph" style:parent-style-name="Text_20_body" style:list-style-name="L19">
      <style:paragraph-properties fo:margin-top="0cm" fo:margin-bottom="0cm"/>
    </style:style>
    <style:style style:name="P77" style:family="paragraph" style:parent-style-name="Text_20_body" style:list-style-name="L20">
      <style:paragraph-properties fo:margin-top="0cm" fo:margin-bottom="0cm"/>
    </style:style>
    <style:style style:name="P78" style:family="paragraph" style:parent-style-name="Text_20_body" style:list-style-name="L22">
      <style:paragraph-properties fo:margin-top="0cm" fo:margin-bottom="0cm" fo:text-align="start" style:justify-single-word="false" style:shadow="none"/>
    </style:style>
    <style:style style:name="P79" style:family="paragraph" style:parent-style-name="Heading_20_1" style:master-page-name="">
      <style:paragraph-properties style:page-number="auto" fo:break-before="page"/>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s/>1 Introduction<text:tab/>5</text:p>
          <text:p text:style-name="P80"><text:s/>2 Licence<text:tab/>6</text:p>
          <text:p text:style-name="P81"><text:s/>2.1 GNU Lesser General Public License<text:tab/>6</text:p>
          <text:p text:style-name="P81"><text:s/>2.2 Clarification of Intentions<text:tab/>6</text:p>
          <text:p text:style-name="P80"><text:s/>3 Installation<text:tab/>7</text:p>
          <text:p text:style-name="P81"><text:s/>3.1 Unpacking<text:tab/>7</text:p>
          <text:p text:style-name="P81"><text:s/>3.2 Install Additional Perl Modules<text:tab/>7</text:p>
          <text:p text:style-name="P81"><text:s/>3.3 Apache2 Configuration – With mod_perl<text:tab/>8</text:p>
          <text:p text:style-name="P81"><text:s/>3.4 Apache2 Configuration – Without mod_perl<text:tab/>8</text:p>
          <text:p text:style-name="P81"><text:s/>3.5 Relocating Jarvis<text:tab/>8</text:p>
          <text:p text:style-name="P81"><text:s/>3.6 Test<text:tab/>9</text:p>
          <text:p text:style-name="P80"><text:s/>4 Application Configuration File<text:tab/>10</text:p>
          <text:p text:style-name="P81"><text:s/>4.1 Introduction<text:tab/>10</text:p>
          <text:p text:style-name="P81"><text:s/>4.2 &lt;jarvis&gt;&lt;app&gt;<text:tab/>11</text:p>
          <text:p text:style-name="P81"><text:s/>4.3 Configuration: format<text:tab/>12</text:p>
          <text:p text:style-name="P81"><text:s/>4.4 Configuration: debug<text:tab/>13</text:p>
          <text:p text:style-name="P81"><text:s/>4.5 Configuration: dump<text:tab/>13</text:p>
          <text:p text:style-name="P81"><text:s/>4.6 Configuration: log_format<text:tab/>13</text:p>
          <text:p text:style-name="P81"><text:s/>4.7 Configuration: page_limit_param, page_start_param<text:tab/>13</text:p>
          <text:p text:style-name="P81"><text:s/>4.8 Configuration: sort_field_param, sort_dir_param<text:tab/>14</text:p>
          <text:p text:style-name="P81"><text:s/>4.9 Configuration: dataset_dir<text:tab/>14</text:p>
          <text:p text:style-name="P81"><text:s/>4.10 Configuration: default_libs<text:tab/>15</text:p>
          <text:p text:style-name="P81"><text:s/>4.11 Configuration: method_param<text:tab/>15</text:p>
          <text:p text:style-name="P81"><text:s/>4.12 Configuration: login<text:tab/>15</text:p>
          <text:p text:style-name="P81"><text:s/>4.13 Configuration: database<text:tab/>16</text:p>
          <text:p text:style-name="P81"><text:s/>4.14 Configuration: sessiondb<text:tab/>16</text:p>
          <text:p text:style-name="P81"><text:s/>4.15 Configuration: exec &amp; plugin<text:tab/>17</text:p>
          <text:p text:style-name="P81"><text:s/>4.16 Configuration: habitat<text:tab/>17</text:p>
          <text:p text:style-name="P80"><text:s/>5 Login Module Configuration<text:tab/>18</text:p>
          <text:p text:style-name="P81"><text:s/>5.1 Standard Modules<text:tab/>18</text:p>
          <text:p text:style-name="P81"><text:s/>5.2 Active Directory Login<text:tab/>18</text:p>
          <text:p text:style-name="P81"><text:s/>5.3 Basic Auth Login<text:tab/>19</text:p>
          <text:p text:style-name="P81"><text:s/>5.4 Database Login<text:tab/>20</text:p>
          <text:p text:style-name="P81"><text:s/>5.5 None Login<text:tab/>20</text:p>
          <text:p text:style-name="P81"><text:s/>5.6 Single Login<text:tab/>21</text:p>
          <text:p text:style-name="P80"><text:s/>6 Special Datasets &amp; Jarvis Login<text:tab/>22</text:p>
          <text:p text:style-name="P81"><text:s/>6.1 Jarvis URLs<text:tab/>22</text:p>
          <text:p text:style-name="P81"><text:s/>6.2 The __status Dataset<text:tab/>22</text:p>
          <text:p text:style-name="P81"><text:s/>6.3 The __habitat Dataset<text:tab/>23</text:p>
          <text:p text:style-name="P81"><text:s/>6.4 The __logout Dataset<text:tab/>24</text:p>
          <text:p text:style-name="P81"><text:s/>6.5 Logging-In to Jarvis<text:tab/>24</text:p>
          <text:p text:style-name="P81"><text:s/>6.6 Jarvis Error Responses<text:tab/>24</text:p>
          <text:p text:style-name="P80"><text:s/>7 Datasets<text:tab/>26</text:p>
          <text:p text:style-name="P81"><text:s/>7.1 Data Fetch Response Format<text:tab/>26</text:p>
          <text:p text:style-name="P81"><text:soft-page-break/><text:s/>7.2 Dataset Definition<text:tab/>27</text:p>
          <text:p text:style-name="P81"><text:s/>7.3 Dataset Parameters<text:tab/>28</text:p>
          <text:p text:style-name="P81"><text:s/>7.4 Secure Dataset Parameters<text:tab/>30</text:p>
          <text:p text:style-name="P81"><text:s/>7.5 Modifying Datasets – Single Modification<text:tab/>31</text:p>
          <text:p text:style-name="P81"><text:s/>7.6 Modifying Datasets – Array of Modifications<text:tab/>33</text:p>
          <text:p text:style-name="P81"><text:s/>7.7 Modifying Datasets – Array of Mixed Modifications<text:tab/>35</text:p>
          <text:p text:style-name="P81"><text:s/>7.8 Before &amp; After Statements<text:tab/>35</text:p>
          <text:p text:style-name="P81"><text:s/>7.9 Failed Modifications<text:tab/>35</text:p>
          <text:p text:style-name="P81"><text:s/>7.10 Dataset Transformations<text:tab/>36</text:p>
          <text:p text:style-name="P80"><text:s/>8 Exec &amp; Plugin<text:tab/>37</text:p>
          <text:p text:style-name="P81"><text:s/>8.1 Exec<text:tab/>37</text:p>
          <text:p text:style-name="P81"><text:s/>8.2 Plugin<text:tab/>39</text:p>
          <text:p text:style-name="P80"><text:s/>9 Performance Notes<text:tab/>42</text:p>
          <text:p text:style-name="P81"><text:s/>9.1 How Fast is Jarvis?<text:tab/>42</text:p>
          <text:p text:style-name="P80"><text:s/>10 Tracking Application<text:tab/>43</text:p>
          <text:p text:style-name="P81"><text:s/>10.1 Tracking Requests &amp; Errors<text:tab/>43</text:p>
          <text:p text:style-name="P81"><text:s/>10.2 The Tracker Database File<text:tab/>43</text:p>
          <text:p text:style-name="P81"><text:s/>10.3 The Tracker Display Application<text:tab/>43</text:p>
          <text:p text:style-name="P80"><text:s/>11 Demo Application<text:tab/>44</text:p>
          <text:p text:style-name="P81"><text:s/>11.1 Enable Jarvis<text:tab/>44</text:p>
          <text:p text:style-name="P81"><text:s/>11.2 Configure Demo Web-Service<text:tab/>44</text:p>
          <text:p text:style-name="P81"><text:s/>11.3 Install ExtJS<text:tab/>45</text:p>
          <text:p text:style-name="P81"><text:s/>11.4 Configure Demo ExtJS Application<text:tab/>46</text:p>
          <text:p text:style-name="P81"><text:s/>11.5 Enable Database Write<text:tab/>46</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ext:soft-page-break/>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30071621" text:style-name="L1">
        <text:list-item>
          <text:p text:style-name="P44">Rich Internet Application. <text:s/>Ajax (XML or JSON) requests and responses.</text:p>
        </text:list-item>
        <text:list-item>
          <text:p text:style-name="P44">JARVIS</text:p>
        </text:list-item>
        <text:list-item>
          <text:p text:style-name="P4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00970380" text:style-name="L2">
        <text:list-item>
          <text:p text:style-name="P46">Secure: </text:p>
          <text:list>
            <text:list-item>
              <text:p text:style-name="P45">Jarvis can run over https. <text:s/></text:p>
            </text:list-item>
            <text:list-item>
              <text:p text:style-name="P45">Jarvis uses single-login and CGI cookies to maintain authenticated sessions. <text:s/></text:p>
            </text:list-item>
            <text:list-item>
              <text:p text:style-name="P45">Jarvis uses parameterized statements to prevent against SQL injection. </text:p>
            </text:list-item>
            <text:list-item>
              <text:p text:style-name="P45">Jarvis provides group-based access control.</text:p>
            </text:list-item>
          </text:list>
        </text:list-item>
        <text:list-item>
          <text:p text:style-name="P46">Extensible:</text:p>
          <text:list>
            <text:list-item>
              <text:p text:style-name="P47">Jarvis provides independent “datasets”, defined as simple XML files containing SQL.</text:p>
            </text:list-item>
            <text:list-item>
              <text:p text:style-name="P47">Jarvis provides configurable “exec” extensions (e.g. running Jasper reports).</text:p>
            </text:list-item>
            <text:list-item>
              <text:p text:style-name="P47">Jarvis provides a “plugin” mechanism for adding custom Perl modules.</text:p>
            </text:list-item>
          </text:list>
        </text:list-item>
        <text:list-item>
          <text:p text:style-name="P46">Standards-Based:</text:p>
          <text:list>
            <text:list-item>
              <text:p text:style-name="P47">Jarvis is based on XML, JSON, http/s and REST.</text:p>
            </text:list-item>
          </text:list>
        </text:list-item>
        <text:list-item>
          <text:p text:style-name="P46">Reasonably Efficient:</text:p>
          <text:list>
            <text:list-item>
              <text:p text:style-name="P47">Jarvis is “plenty fast enough”. <text:s/></text:p>
            </text:list-item>
            <text:list-item>
              <text:p text:style-name="P47">Jarvis is written in a scripted language as many back end services are.</text:p>
            </text:list-item>
            <text:list-item>
              <text:p text:style-name="P47">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025950775"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47309908"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05629707" text:style-name="L5">
        <text:list-item>
          <text:p text:style-name="P52">This may be over-ridden a per-request basis with the CGI parameter “format”.</text:p>
        </text:list-item>
        <text:list-item>
          <text:p text:style-name="P52">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6521922"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715312199"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75292235"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896267619"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he “.xml” suffix must not be included in the dataset name as provided by the client, it will always be added by Jarvis.</text:p>
        </text:list-item>
        <text:list-item>
          <text:p text:style-name="P55"><text:soft-page-break/>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760255981" text:style-name="L9">
        <text:list-item>
          <text:p text:style-name="P56">None – user is always logged in.</text:p>
        </text:list-item>
        <text:list-item>
          <text:p text:style-name="P56"><text:soft-page-break/>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031167906"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9" text:outline-level="1">Login Module Configuration</text:h>
      <text:h text:style-name="Heading_20_2" text:outline-level="2">Standard Modules</text:h>
      <text:p text:style-name="Text_20_body">Jarvis uses a pluggable login module mechanism. <text:s/>The following modules are provided:</text:p>
      <text:list xml:id="list789164581" text:style-name="L11">
        <text:list-item>
          <text:p text:style-name="P70">ActiveDirectory.pm</text:p>
        </text:list-item>
        <text:list-item>
          <text:p text:style-name="P73">BasicAuth.pm</text:p>
        </text:list-item>
        <text:list-item>
          <text:p text:style-name="P73">Database.pm</text:p>
        </text:list-item>
        <text:list-item>
          <text:p text:style-name="P73">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19427845"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27682249" text:style-name="L13">
        <text:list-item>
          <text:p text:style-name="P74">Jarvis is installed into /opt/jarvis as per default.</text:p>
        </text:list-item>
        <text:list-item>
          <text:p text:style-name="P74">The jarvis ScriptAlias is configured.</text:p>
        </text:list-item>
        <text:list-item>
          <text:p text:style-name="P74">The Apache webserver is accessible on http://localhost/.</text:p>
        </text:list-item>
        <text:list-item>
          <text:p text:style-name="P74">The demo.xml file has been soft linked or copied into /.</text:p>
        </text:list-item>
        <text:list-item>
          <text:p text:style-name="P74">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51073474"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054924158"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287977597" text:style-name="L16">
        <text:list-item>
          <text:p text:style-name="P48">Cannot insert data due to primary key, foreign key, unique constraints.</text:p>
        </text:list-item>
        <text:list-item>
          <text:p text:style-name="P48">No data found. <text:s/></text:p>
        </text:list-item>
        <text:list-item>
          <text:p text:style-name="P48">Data parameter is invalid type/value for column. <text:s/></text:p>
        </text:list-item>
      </text:list>
      <text:p text:style-name="P16">In all these cases, the returned content will be JSON or XML or CSV in a “200 Successful” response.</text:p>
      <text:p text:style-name="Text_20_body"/>
      <text:h text:style-name="P7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401395162"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694590120"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22290669" text:style-name="L18">
        <text:list-item>
          <text:p text:style-name="P71">my(param)</text:p>
        </text:list-item>
        <text:list-item>
          <text:p text:style-name="P75">__my_param</text:p>
        </text:list-item>
        <text:list-item>
          <text:p text:style-name="P75">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69303200" text:style-name="L19">
        <text:list-item>
          <text:p text:style-name="P76">Begin transaction.</text:p>
        </text:list-item>
        <text:list-item>
          <text:p text:style-name="P76">Perform “before” SQL (if configured for this dataset).</text:p>
        </text:list-item>
        <text:list-item>
          <text:p text:style-name="P76">Perform the one single or one-or-more array modifications in the request body.</text:p>
        </text:list-item>
        <text:list-item>
          <text:p text:style-name="P76">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077178808" text:style-name="L20">
        <text:list-item>
          <text:p text:style-name="P72">Even though the first modification succeeded, it was rolled back.</text:p>
        </text:list-item>
        <text:list-item>
          <text:p text:style-name="P77">The first failing error message is shown.</text:p>
        </text:list-item>
        <text:list-item>
          <text:p text:style-name="P6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9"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15007478"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652903656" text:style-name="L22">
        <text:list-item>
          <text:p text:style-name="P78">Using the Jarvis debug methods.</text:p>
        </text:list-item>
        <text:list-item>
          <text:p text:style-name="P78">Accessing the Jarvis Config “jconfig” object.</text:p>
        </text:list-item>
        <text:list-item>
          <text:p text:style-name="P78">Accessing the static configured plugin parameters.</text:p>
        </text:list-item>
        <text:list-item>
          <text:p text:style-name="P68">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016160759"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 one of the two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477396568" text:style-name="L24">
        <text:list-item>
          <text:p text:style-name="P49">Location of the database file. <text:s/>Default is /opt/jarvis/demo/db/demo.db.</text:p>
        </text:list-item>
        <text:list-item>
          <text:p text:style-name="P49">Location of the datasets configuration. <text:s/>Default is /opt/jarvis/demo/dataset.</text:p>
        </text:list-item>
        <text:list-item>
          <text:p text:style-name="P49">Location of the session files. <text:s/>Default is /tmp/demo.</text:p>
        </text:list-item>
        <text:list-item>
          <text:p text:style-name="P49">Location of the plugin file. <text:s/>Default is /opt/jarvis/demo.</text:p>
        </text:list-item>
      </text:list>
      <text:p text:style-name="Text_20_body"><text:soft-page-break/>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text:p>
      <text:p text:style-name="Text_20_body">For example, if you have unpacked ExtJS 2.3 into “/opt/”, then the path to ext-all-debug.js should be “/opt/ext-2.3/ext-all-debug.js”. <text:s/>The following Apache configuration is sufficient.</text:p>
      <text:p text:style-name="Code">Alias /ext/ "/opt/ext-2.3/"</text:p>
      <text:p text:style-name="Text_20_body"/>
      <text:p text:style-name="Text_20_body">Reload Apache's configuration, then point your browser at the following:</text:p>
      <text:p text:style-name="Code">http://localhost/ext/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text:soft-page-break/>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1<text:tab/><text:page-number text:select-page="current">2</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24T14:00:15</dc:date>
    <meta:editing-duration>PT216H36M56S</meta:editing-duration>
    <meta:editing-cycles>435</meta:editing-cycles>
    <meta:generator>OpenOffice.org/3.1$Linux OpenOffice.org_project/310m19$Build-9420</meta:generator>
    <meta:print-date>2009-06-23T14:50:34</meta:print-date>
    <meta:document-statistic meta:table-count="25" meta:image-count="0" meta:object-count="0" meta:page-count="46" meta:paragraph-count="1471" meta:word-count="12514" meta:character-count="84858"/>
    <meta:user-defined meta:name="Info 1"/>
    <meta:user-defined meta:name="Info 2"/>
    <meta:user-defined meta:name="Info 3"/>
    <meta:user-defined meta:name="Info 4"/>
  </office:meta>
</office:document-meta>
</file>